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officeooo:paragraph-rsid="000fe733"/>
    </style:style>
    <style:style style:name="P4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8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10" style:family="paragraph" style:parent-style-name="Preformatted_20_Text" style:list-style-name="L16">
      <style:paragraph-properties fo:text-align="justify" style:justify-single-word="false"/>
      <style:text-properties officeooo:paragraph-rsid="0013d900"/>
    </style:style>
    <style:style style:name="P11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12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16" style:family="paragraph" style:parent-style-name="Standard" style:list-style-name="L1">
      <style:text-properties officeooo:paragraph-rsid="000fe733"/>
    </style:style>
    <style:style style:name="P17" style:family="paragraph" style:parent-style-name="Standard">
      <style:paragraph-properties fo:text-align="justify" style:justify-single-word="false"/>
      <style:text-properties officeooo:paragraph-rsid="0013d900"/>
    </style:style>
    <style:style style:name="P18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19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20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21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22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23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24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25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26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27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28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29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0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1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33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34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35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36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37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39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officeooo:rsid="001119f0"/>
    </style:style>
    <style:style style:name="T7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8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9" style:family="text">
      <style:text-properties fo:color="#111111" style:font-name="Ubuntu" fo:font-weight="normal" officeooo:rsid="001366cb" style:font-weight-asian="normal" style:font-weight-complex="normal"/>
    </style:style>
    <style:style style:name="T10" style:family="text">
      <style:text-properties fo:color="#111111" fo:font-weight="normal" officeooo:rsid="001366cb" style:font-weight-asian="normal" style:font-weight-complex="normal"/>
    </style:style>
    <style:style style:name="T11" style:family="text">
      <style:text-properties officeooo:rsid="0013d900"/>
    </style:style>
    <style:style style:name="T12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3" style:family="text">
      <style:text-properties fo:font-variant="normal" fo:text-transform="none" style:font-name="Consolas" fo:font-size="14pt" fo:letter-spacing="normal" fo:font-style="normal" fo:font-weight="normal" style:font-size-asian="14pt" style:font-size-complex="14pt" loext:padding="0cm" loext:border="none"/>
    </style:style>
    <style:style style:name="T14" style:family="text">
      <style:text-properties fo:font-variant="normal" fo:text-transform="none" style:font-name="Consolas" fo:font-size="14pt" fo:letter-spacing="normal" fo:font-style="normal" fo:font-weight="normal" officeooo:rsid="0013d900" style:font-size-asian="14pt" style:font-size-complex="14pt" loext:padding="0cm" loext:border="none"/>
    </style:style>
    <style:style style:name="T15" style:family="text">
      <style:text-properties fo:font-variant="normal" fo:text-transform="none" style:font-name="Consolas" fo:letter-spacing="normal" fo:font-style="normal" fo:font-weight="normal" officeooo:rsid="0013d900" loext:padding="0cm" loext:border="none"/>
    </style:style>
    <style:style style:name="T16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17" style:family="text">
      <style:text-properties fo:font-variant="normal" fo:text-transform="none" fo:font-size="14pt" fo:letter-spacing="normal" fo:font-style="normal" fo:font-weight="normal" officeooo:rsid="0013d900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20" style:family="text">
      <style:text-properties fo:font-variant="normal" fo:text-transform="none" style:font-name="Ubuntu" fo:letter-spacing="normal" fo:font-style="normal" fo:font-weight="normal" officeooo:rsid="0013d900" loext:padding="0cm" loext:border="none"/>
    </style:style>
    <style:style style:name="T21" style:family="text">
      <style:text-properties fo:font-variant="normal" fo:text-transform="none" style:font-name="Ubuntu" fo:letter-spacing="normal" fo:font-style="normal" fo:font-weight="normal" officeooo:rsid="0013d900" style:font-weight-asian="normal" style:font-weight-complex="normal" loext:padding="0cm" loext:border="none"/>
    </style:style>
    <style:style style:name="T22" style:family="text">
      <style:text-properties fo:font-variant="normal" fo:text-transform="none" style:font-name="Ubuntu" fo:font-size="32pt" fo:letter-spacing="normal" fo:font-style="normal" fo:font-weight="normal" officeooo:rsid="0013d900" style:font-size-asian="32pt" style:font-size-complex="32pt" loext:padding="0cm" loext:border="none"/>
    </style:style>
    <style:style style:name="T23" style:family="text">
      <style:text-properties fo:font-variant="normal" fo:text-transform="none" style:font-name="Ubuntu" fo:font-size="32pt" fo:letter-spacing="normal" fo:font-style="normal" fo:font-weight="normal" officeooo:rsid="0013d900" style:font-size-asian="32pt" style:font-weight-asian="normal" style:font-size-complex="32pt" style:font-weight-complex="normal" loext:padding="0cm" loext:border="none"/>
    </style:style>
    <style:style style:name="T24" style:family="text">
      <style:text-properties fo:font-variant="normal" fo:text-transform="none" style:font-name="Ubuntu" fo:font-size="32pt" fo:letter-spacing="normal" fo:font-style="normal" officeooo:rsid="0013d900" style:font-size-asian="32pt" style:font-size-complex="32pt" loext:padding="0cm" loext:border="none"/>
    </style:style>
    <style:style style:name="T25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6" style:family="text">
      <style:text-properties fo:font-variant="normal" fo:text-transform="none" style:font-name="Ubuntu" fo:font-size="18pt" fo:letter-spacing="normal" fo:font-style="normal" fo:font-weight="normal" officeooo:rsid="0013d900" style:font-size-asian="15.75pt" style:font-weight-asian="normal" style:font-size-complex="18pt" style:font-weight-complex="normal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>Basics of Python Programming:</text:p>
      <text:list xml:id="list2774897906" text:style-name="L1">
        <text:list-item>
          <text:p text:style-name="P16"><text:span text:style-name="T3">format(</text:span><text:span text:style-name="T4">v</text:span><text:span text:style-name="T3">alue,format_specifier)</text:span></text:p>
        </text:list-item>
      </text:list>
      <text:p text:style-name="P1"><text:tab/> <text:s/><text:span text:style-name="T1">format_specifier:</text:span></text:p>
      <text:list xml:id="list4225396561" text:style-name="L2">
        <text:list-item>
          <text:p text:style-name="P12">‘&lt;’ :Left Justify</text:p>
        </text:list-item>
        <text:list-item>
          <text:p text:style-name="P12">‘&gt;’ :Right Justify.</text:p>
        </text:list-item>
        <text:list-item>
          <text:p text:style-name="P12">‘^’ :central align.</text:p>
        </text:list-item>
      </text:list>
      <text:list xml:id="list4105345619" text:style-name="L3">
        <text:list-item>
          <text:p text:style-name="P13">Reserved words:</text:p>
        </text:list-item>
      </text:list>
      <text:p text:style-name="P3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1405596202" text:style-name="L4">
        <text:list-item>
          <text:p text:style-name="P14">List of keywords</text:p>
        </text:list-item>
      </text:list>
      <text:p text:style-name="P2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and</text:p>
          </table:table-cell>
          <table:table-cell table:style-name="Table1.A1" office:value-type="string">
            <text:p text:style-name="P7">assert</text:p>
          </table:table-cell>
          <table:table-cell table:style-name="Table1.A1" office:value-type="string">
            <text:p text:style-name="P7">break</text:p>
          </table:table-cell>
          <table:table-cell table:style-name="Table1.A1" office:value-type="string">
            <text:p text:style-name="P7">class</text:p>
          </table:table-cell>
          <table:table-cell table:style-name="Table1.A1" office:value-type="string">
            <text:p text:style-name="P7">continue </text:p>
          </table:table-cell>
          <table:table-cell table:style-name="Table1.F1" office:value-type="string">
            <text:p text:style-name="P7">def</text:p>
          </table:table-cell>
        </table:table-row>
        <table:table-row>
          <table:table-cell table:style-name="Table1.A2" office:value-type="string">
            <text:p text:style-name="P7">else</text:p>
          </table:table-cell>
          <table:table-cell table:style-name="Table1.A2" office:value-type="string">
            <text:p text:style-name="P7">elif</text:p>
          </table:table-cell>
          <table:table-cell table:style-name="Table1.A2" office:value-type="string">
            <text:p text:style-name="P7">del</text:p>
          </table:table-cell>
          <table:table-cell table:style-name="Table1.A2" office:value-type="string">
            <text:p text:style-name="P7">except</text:p>
          </table:table-cell>
          <table:table-cell table:style-name="Table1.A2" office:value-type="string">
            <text:p text:style-name="P7">exce</text:p>
          </table:table-cell>
          <table:table-cell table:style-name="Table1.F2" office:value-type="string">
            <text:p text:style-name="P7">finally</text:p>
          </table:table-cell>
        </table:table-row>
        <table:table-row>
          <table:table-cell table:style-name="Table1.A2" office:value-type="string">
            <text:p text:style-name="P7">for </text:p>
          </table:table-cell>
          <table:table-cell table:style-name="Table1.A2" office:value-type="string">
            <text:p text:style-name="P7">from</text:p>
          </table:table-cell>
          <table:table-cell table:style-name="Table1.A2" office:value-type="string">
            <text:p text:style-name="P7">global</text:p>
          </table:table-cell>
          <table:table-cell table:style-name="Table1.A2" office:value-type="string">
            <text:p text:style-name="P7">if</text:p>
          </table:table-cell>
          <table:table-cell table:style-name="Table1.A2" office:value-type="string">
            <text:p text:style-name="P7">import</text:p>
          </table:table-cell>
          <table:table-cell table:style-name="Table1.F2" office:value-type="string">
            <text:p text:style-name="P7">in </text:p>
          </table:table-cell>
        </table:table-row>
        <table:table-row>
          <table:table-cell table:style-name="Table1.A2" office:value-type="string">
            <text:p text:style-name="P7">is</text:p>
          </table:table-cell>
          <table:table-cell table:style-name="Table1.A2" office:value-type="string">
            <text:p text:style-name="P7">lambda</text:p>
          </table:table-cell>
          <table:table-cell table:style-name="Table1.A2" office:value-type="string">
            <text:p text:style-name="P7">not</text:p>
          </table:table-cell>
          <table:table-cell table:style-name="Table1.A2" office:value-type="string">
            <text:p text:style-name="P7">or</text:p>
          </table:table-cell>
          <table:table-cell table:style-name="Table1.A2" office:value-type="string">
            <text:p text:style-name="P7">pass </text:p>
          </table:table-cell>
          <table:table-cell table:style-name="Table1.F2" office:value-type="string">
            <text:p text:style-name="P7">print</text:p>
          </table:table-cell>
        </table:table-row>
        <table:table-row>
          <table:table-cell table:style-name="Table1.A2" office:value-type="string">
            <text:p text:style-name="P7">raise</text:p>
          </table:table-cell>
          <table:table-cell table:style-name="Table1.A2" office:value-type="string">
            <text:p text:style-name="P7">return </text:p>
          </table:table-cell>
          <table:table-cell table:style-name="Table1.A2" office:value-type="string">
            <text:p text:style-name="P7">try</text:p>
          </table:table-cell>
          <table:table-cell table:style-name="Table1.A2" office:value-type="string">
            <text:p text:style-name="P7">while</text:p>
          </table:table-cell>
          <table:table-cell table:style-name="Table1.A2" office:value-type="string">
            <text:p text:style-name="P7">with</text:p>
          </table:table-cell>
          <table:table-cell table:style-name="Table1.F2" office:value-type="string">
            <text:p text:style-name="P7">yield</text:p>
          </table:table-cell>
        </table:table-row>
      </table:table>
      <text:p text:style-name="P2"/>
      <text:list xml:id="list2747448942" text:style-name="L5">
        <text:list-item>
          <text:p text:style-name="P15">All the statments inside block should be at same indentation level</text:p>
        </text:list-item>
        <text:list-item>
          <text:p text:style-name="P15">Operators and Expression:</text:p>
          <text:list>
            <text:list-item>
              <text:p text:style-name="P15">Arithmetic Oprators</text:p>
            </text:list-item>
            <text:list-item>
              <text:p text:style-name="P15">Relational Operators</text:p>
            </text:list-item>
            <text:list-item>
              <text:p text:style-name="P15">Assignment Operators.</text:p>
            </text:list-item>
            <text:list-item>
              <text:p text:style-name="P15">Logical Operators.</text:p>
            </text:list-item>
            <text:list-item>
              <text:p text:style-name="P15">Unary Operators.</text:p>
            </text:list-item>
            <text:list-item>
              <text:p text:style-name="P15">Bitwise Operators.</text:p>
            </text:list-item>
            <text:list-item>
              <text:p text:style-name="P19">Membership Operators.</text:p>
            </text:list-item>
            <text:list-item>
              <text:p text:style-name="P19">Identity Operators.</text:p>
            </text:list-item>
          </text:list>
        </text:list-item>
        <text:list-item>
          <text:p text:style-name="P20"><text:soft-page-break/>Bitwise operator can not be applied to float and double variables.</text:p>
        </text:list-item>
        <text:list-item>
          <text:p text:style-name="P20">Membership Operator:</text:p>
          <text:list>
            <text:list-item>
              <text:p text:style-name="P20">in</text:p>
            </text:list-item>
            <text:list-item>
              <text:p text:style-name="P20">not in</text:p>
            </text:list-item>
          </text:list>
        </text:list-item>
        <text:list-item>
          <text:p text:style-name="P20">Identity operator:</text:p>
          <text:list>
            <text:list-item>
              <text:p text:style-name="P20">is</text:p>
            </text:list-item>
            <text:list-item>
              <text:p text:style-name="P20">is not</text:p>
            </text:list-item>
          </text:list>
        </text:list-item>
        <text:list-item>
          <text:p text:style-name="P21">Expression is legal combination of symbols(like variables,constants and operators) that represent a value</text:p>
        </text:list-item>
        <text:list-item>
          <text:p text:style-name="P21">Python support different type of expression</text:p>
          <text:list>
            <text:list-item>
              <text:p text:style-name="P21">Based on position of operator:</text:p>
            </text:list-item>
          </text:list>
        </text:list-item>
      </text:list>
      <text:list xml:id="list1578169901" text:style-name="L6">
        <text:list-item>
          <text:list>
            <text:list-item>
              <text:p text:style-name="P22">Infix Expression : </text:p>
              <text:list>
                <text:list-header>
                  <text:p text:style-name="P22">operator placed in between operands</text:p>
                </text:list-header>
              </text:list>
            </text:list-item>
            <text:list-item>
              <text:p text:style-name="P22">Postfix Expression:</text:p>
              <text:list>
                <text:list-header>
                  <text:p text:style-name="P22">operator placed before operands</text:p>
                </text:list-header>
              </text:list>
            </text:list-item>
            <text:list-item>
              <text:p text:style-name="P22">Prefix Expression</text:p>
              <text:list>
                <text:list-header>
                  <text:p text:style-name="P22">operator placed after operand</text:p>
                </text:list-header>
              </text:list>
            </text:list-item>
          </text:list>
        </text:list-item>
      </text:list>
      <text:list xml:id="list12350094171706" text:continue-list="list2747448942" text:style-name="L5">
        <text:list-item>
          <text:list>
            <text:list-item>
              <text:p text:style-name="P21">Based on the data type of the result after evaluating the expression</text:p>
            </text:list-item>
          </text:list>
        </text:list-item>
      </text:list>
      <text:list xml:id="list116486775" text:style-name="L7">
        <text:list-item>
          <text:list>
            <text:list-item>
              <text:p text:style-name="P23">Constant Expression</text:p>
            </text:list-item>
            <text:list-item>
              <text:p text:style-name="P23">FloatingPoint Expression</text:p>
            </text:list-item>
            <text:list-item>
              <text:p text:style-name="P23">Relational Expression</text:p>
            </text:list-item>
            <text:list-item>
              <text:p text:style-name="P23">Logical Expression</text:p>
            </text:list-item>
            <text:list-item>
              <text:p text:style-name="P23">Bitwise Expression</text:p>
            </text:list-item>
            <text:list-item>
              <text:p text:style-name="P23">Assignment Expression</text:p>
            </text:list-item>
          </text:list>
        </text:list-item>
      </text:list>
      <text:list xml:id="list3130642981" text:style-name="L8">
        <text:list-item>
          <text:p text:style-name="P24">String Operations</text:p>
          <text:list>
            <text:list-item>
              <text:p text:style-name="P24">Concatenation</text:p>
            </text:list-item>
            <text:list-item>
              <text:p text:style-name="P24">Repetition</text:p>
              <text:list>
                <text:list-item>
                  <text:p text:style-name="P24">Multiply a string with a number , the order of string and integer doesn’t matter ,but string usually comes first.</text:p>
                  <text:list>
                    <text:list-item>
                      <text:p text:style-name="P24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25"><text:soft-page-break/>Slicing</text:p>
              <text:list>
                <text:list-item>
                  <text:p text:style-name="P25">extract substring using slice operator [] or [:]</text:p>
                </text:list-item>
              </text:list>
            </text:list-item>
          </text:list>
        </text:list-item>
      </text:list>
      <text:p text:style-name="P4"/>
      <text:p text:style-name="P4"/>
      <text:list xml:id="list12348446344376" text:continue-numbering="true" text:style-name="L8">
        <text:list-item>
          <text:p text:style-name="P25">Other Data Types:</text:p>
          <text:list>
            <text:list-item>
              <text:p text:style-name="P25">List:</text:p>
            </text:list-item>
          </text:list>
        </text:list-item>
      </text:list>
      <text:list xml:id="list1741893825" text:style-name="L9">
        <text:list-item>
          <text:p text:style-name="P26">list is similar to an array where in array contains same data type values but in list can have values of different type</text:p>
        </text:list-item>
        <text:list-item>
          <text:p text:style-name="P26"><text:span text:style-name="T2">V</text:span>alues are separated by commas enclosed in <text:span text:style-name="T2">( </text:span>[ ] <text:span text:style-name="T2">)</text:span></text:p>
        </text:list-item>
      </text:list>
      <text:list xml:id="list12349526816362" text:continue-list="list12348446344376" text:style-name="L8">
        <text:list-item>
          <text:list>
            <text:list-item>
              <text:p text:style-name="P25">Dictonary:</text:p>
            </text:list-item>
          </text:list>
        </text:list-item>
      </text:list>
      <text:list xml:id="list992048814" text:style-name="L10">
        <text:list-item>
          <text:list>
            <text:list-item>
              <text:p text:style-name="P27">k<text:span text:style-name="T2">e</text:span>y-value pairs.</text:p>
            </text:list-item>
            <text:list-item>
              <text:p text:style-name="P29">The key-value pair can be enclosed in ( { } )</text:p>
            </text:list-item>
          </text:list>
        </text:list-item>
      </text:list>
      <text:list xml:id="list12348637532977" text:continue-list="list12349526816362" text:style-name="L8">
        <text:list-item>
          <text:list>
            <text:list-item>
              <text:p text:style-name="P25">Tuple:</text:p>
            </text:list-item>
          </text:list>
        </text:list-item>
      </text:list>
      <text:list xml:id="list3414284657" text:style-name="L11">
        <text:list-item>
          <text:p text:style-name="P28">Tuple is read only data-type.</text:p>
        </text:list-item>
        <text:list-item>
          <text:p text:style-name="P28">values are separated by commas and enclosed with in paranthesis <text:span text:style-name="T2">( </text:span>( ) <text:span text:style-name="T2">).</text:span></text:p>
        </text:list-item>
      </text:list>
      <text:list xml:id="list3247444079" text:style-name="L12">
        <text:list-item>
          <text:p text:style-name="P30">Converting value from one type to another type.</text:p>
        </text:list-item>
        <text:list-item>
          <text:p text:style-name="P30">Type Casting:</text:p>
        </text:list-item>
      </text:list>
      <text:p text:style-name="P5"><text:tab/><text:tab/>Explicit conversion from one type to another.</text:p>
      <text:list xml:id="list1622548666" text:style-name="L13">
        <text:list-item>
          <text:p text:style-name="P31">Type Coe<text:span text:style-name="T6">r</text:span>cion:</text:p>
          <text:list>
            <text:list-item>
              <text:list>
                <text:list-header>
                  <text:p text:style-name="P31">Implicit converion from one type to another.</text:p>
                </text:list-header>
              </text:list>
            </text:list-item>
          </text:list>
        </text:list-item>
      </text:list>
      <text:p text:style-name="P5"/>
      <text:p text:style-name="P6">Decision Control Statments:</text:p>
      <text:list xml:id="list427424646" text:style-name="L14">
        <text:list-item>
          <text:p text:style-name="P32">The three fundamental methods of control flow in any programming language are</text:p>
          <text:list>
            <text:list-item>
              <text:p text:style-name="P32">Sequential</text:p>
            </text:list-item>
            <text:list-item>
              <text:p text:style-name="P32">Selection</text:p>
            </text:list-item>
            <text:list-item>
              <text:p text:style-name="P32">Iterative</text:p>
            </text:list-item>
          </text:list>
        </text:list-item>
        <text:list-item>
          <text:p text:style-name="P32">Selection/Conditional Branching Statments:</text:p>
          <text:list>
            <text:list-item>
              <text:p text:style-name="P32">if statment</text:p>
            </text:list-item>
            <text:list-item>
              <text:p text:style-name="P32">if-else statment</text:p>
            </text:list-item>
            <text:list-item>
              <text:p text:style-name="P32">Nested if statment</text:p>
            </text:list-item>
            <text:list-item>
              <text:p text:style-name="P33"><text:soft-page-break/>if – elif – else statment</text:p>
            </text:list-item>
          </text:list>
        </text:list-item>
        <text:list-item>
          <text:p text:style-name="P39"><text:span text:style-name="T8">I</text:span><text:span text:style-name="T7">terative / Basic Looping Statments:</text:span></text:p>
          <text:list>
            <text:list-item>
              <text:p text:style-name="P34">while loop</text:p>
            </text:list-item>
            <text:list-item>
              <text:p text:style-name="P34">for loop</text:p>
            </text:list-item>
          </text:list>
        </text:list-item>
        <text:list-item>
          <text:p text:style-name="P34">loops can be of different types</text:p>
          <text:list>
            <text:list-item>
              <text:p text:style-name="P34">entry-controlled(pre-test)</text:p>
            </text:list-item>
            <text:list-item>
              <text:p text:style-name="P34">exit-controlled(post-test)</text:p>
            </text:list-item>
            <text:list-item>
              <text:p text:style-name="P34">counter-controlled:</text:p>
              <text:list>
                <text:list-header>
                  <text:p text:style-name="P35">Number of times the loop has to be executed is known in advance</text:p>
                </text:list-header>
              </text:list>
            </text:list-item>
            <text:list-item>
              <text:p text:style-name="P34">condition-controlled(sentinel-controlled)</text:p>
              <text:list>
                <text:list-header>
                  <text:p text:style-name="P35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36">break</text:p>
          <text:list>
            <text:list-item>
              <text:p text:style-name="P36">The break statment is used to terminate the execution of the nearest enclosing loop which it appears.</text:p>
            </text:list-item>
            <text:list-item>
              <text:p text:style-name="P36">Using break or continue out side loop causes an error.</text:p>
            </text:list-item>
          </text:list>
        </text:list-item>
        <text:list-item>
          <text:p text:style-name="P36">continue</text:p>
          <text:list>
            <text:list-item>
              <text:p text:style-name="P36">The continue statment stops the current iteration and continue with next one.</text:p>
            </text:list-item>
          </text:list>
        </text:list-item>
        <text:list-item>
          <text:p text:style-name="P36">pass</text:p>
          <text:list>
            <text:list-item>
              <text:p text:style-name="P37">pass statment is used when statment is requried syntactically but no command has to be execute<text:span text:style-name="T11">d</text:span></text:p>
              <text:p text:style-name="P37"><text:s/></text:p>
            </text:list-item>
          </text:list>
        </text:list-item>
      </text:list>
      <text:p text:style-name="P38"/>
      <text:list xml:id="list2673414441" text:style-name="L15">
        <text:list-item>
          <text:p text:style-name="P18"><text:span text:style-name="Source_20_Text"><text:span text:style-name="T18">python -m calendar [YEAR] : </text:span></text:span><text:span text:style-name="Source_20_Text"><text:span text:style-name="T19">Command to display calendar in cmd or terminal</text:span></text:span></text:p>
        </text:list-item>
        <text:list-item>
          <text:p text:style-name="P8"><text:span text:style-name="Source_20_Text"><text:span text:style-name="T19">python -m calendar [YEAR] [MONTH]: Command to display motnth in cmd or temonal</text:span></text:span></text:p>
        </text:list-item>
      </text:list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oft-page-break/><text:span text:style-name="Source_20_Text"><text:span text:style-name="T19"/></text:span></text:p>
      <text:p text:style-name="P9"><text:span text:style-name="Source_20_Text"><text:span text:style-name="T25">Funtions and Modules:</text:span></text:span></text:p>
      <text:list xml:id="list1865508697" text:style-name="L16">
        <text:list-item>
          <text:p text:style-name="P10"><text:span text:style-name="Source_20_Text"><text:span text:style-name="T26">A function is a block of organized and reuseable program code that perform a single,specific,and well-defined task.</text:span></text:span></text:p>
        </text:list-item>
      </text:list>
      <text:p text:style-name="P17"><text:span text:style-name="Source_20_Text"><text:span text:style-name="T12"/>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13T01:23:46.626167373</dc:date>
    <meta:editing-duration>PT6M34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5" meta:paragraph-count="127" meta:word-count="598" meta:character-count="3451" meta:non-whitespace-character-count="3041"/>
  </office:meta>
</office:document-meta>
</file>